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style:style>
    <style:style style:name="P6"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size-complex="15pt"/>
    </style:style>
    <style:style style:name="P7" style:family="paragraph" style:parent-style-name="Standard">
      <style:paragraph-properties fo:text-align="center"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8" style:family="paragraph" style:parent-style-name="Standard">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9" style:family="paragraph" style:parent-style-name="Standard">
      <style:paragraph-properties fo:text-align="start" style:justify-single-word="false"/>
      <style:text-properties fo:color="#000000" style:font-name="Times New Roman" fo:font-size="12pt" style:font-size-asian="12pt" style:font-size-complex="12pt"/>
    </style:style>
    <style:style style:name="P10" style:family="paragraph" style:parent-style-name="Standard">
      <style:paragraph-properties fo:text-align="center" style:justify-single-word="false"/>
      <style:text-properties fo:color="#000000" style:font-name="Times New Roman" fo:font-size="14pt" style:font-size-asian="14pt" style:font-size-complex="14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color="#009900"/>
    </style:style>
    <style:style style:name="P13" style:family="paragraph" style:parent-style-name="Standard">
      <style:paragraph-properties fo:text-align="start" style:justify-single-word="false"/>
      <style:text-properties fo:color="#009900" style:font-name="Times New Roman" fo:font-size="12pt" style:font-size-asian="12pt" style:font-size-complex="12pt"/>
    </style:style>
    <style:style style:name="P14" style:family="paragraph" style:parent-style-name="Standard">
      <style:paragraph-properties fo:text-align="center" style:justify-single-word="false"/>
      <style:text-properties fo:font-size="20pt" style:font-size-asian="20pt" style:font-size-complex="20pt"/>
    </style:style>
    <style:style style:name="P15" style:family="paragraph" style:parent-style-name="Standard">
      <style:paragraph-properties fo:margin-top="0cm" fo:margin-bottom="0.353cm" fo:line-height="115%" fo:text-align="start" style:justify-single-word="false"/>
      <style:text-properties style:use-window-font-color="true" style:font-name="Times New Roman" fo:font-size="12pt" fo:font-weight="normal" fo:background-color="transparent" style:font-name-asian="Calibri" style:font-size-asian="12pt" style:font-name-complex="Times New Roman" style:font-size-complex="12pt"/>
    </style:style>
    <style:style style:name="P16"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17" style:family="paragraph" style:parent-style-name="Standard">
      <style:paragraph-properties fo:margin-top="0cm" fo:margin-bottom="0.353cm" fo:line-height="115%" fo:text-align="start" style:justify-single-word="false"/>
      <style:text-properties fo:font-size="12pt" style:font-size-asian="12pt" style:font-size-complex="12pt"/>
    </style:style>
    <style:style style:name="P18" style:family="paragraph" style:parent-style-name="Standard">
      <style:paragraph-properties fo:margin-top="0cm" fo:margin-bottom="0.353cm" fo:line-height="115%" fo:text-align="start" style:justify-single-word="false"/>
      <style:text-properties fo:color="#000000" style:font-name="Times New Roman"/>
    </style:style>
    <style:style style:name="P19"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0"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style>
    <style:style style:name="P21"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23"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24"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italic" fo:font-weight="normal" style:font-style-asian="italic" style:font-style-complex="italic"/>
    </style:style>
    <style:style style:name="P25"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P26" style:family="paragraph" style:parent-style-name="Standard">
      <style:paragraph-properties fo:margin-top="0cm" fo:margin-bottom="0.353cm" fo:line-height="115%" fo:text-align="start" style:justify-single-word="false"/>
      <style:text-properties fo:font-variant="normal" fo:text-transform="none" fo:color="#0000cc" style:font-name="Times New Roman" fo:letter-spacing="normal" fo:font-style="normal" fo:font-weight="normal" style:font-style-asian="normal" style:font-style-complex="normal"/>
    </style:style>
    <style:style style:name="P27" style:family="paragraph" style:parent-style-name="Standard">
      <style:paragraph-properties fo:margin-top="0cm" fo:margin-bottom="0.353cm" fo:line-height="115%" fo:text-align="start" style:justify-single-word="false"/>
    </style:style>
    <style:style style:name="P28" style:family="paragraph" style:parent-style-name="Standard">
      <style:paragraph-properties fo:margin-top="0cm" fo:margin-bottom="0.353cm" fo:line-height="115%" fo:text-align="start" style:justify-single-word="false"/>
      <style:text-properties fo:font-weight="bold" style:font-weight-asian="bold" style:font-weight-complex="bold"/>
    </style:style>
    <style:style style:name="P29" style:family="paragraph" style:parent-style-name="Text_20_body">
      <style:paragraph-properties fo:margin-top="0cm" fo:margin-bottom="0cm" fo:padding="0.049cm" fo:border="0.002cm solid #d9d9e3"/>
      <style:text-properties fo:font-size="12pt" style:font-size-asian="12pt" style:font-size-complex="12pt"/>
    </style:style>
    <style:style style:name="P30" style:family="paragraph" style:parent-style-name="Text_20_body">
      <style:paragraph-properties fo:margin-top="0cm" fo:margin-bottom="0cm" fo:padding="0.049cm" fo:border="0.002cm solid #d9d9e3"/>
      <style:text-properties style:font-name="Times New Roman" fo:font-size="12pt" style:font-size-asian="12pt" style:font-size-complex="12pt"/>
    </style:style>
    <style:style style:name="P31" style:family="paragraph" style:parent-style-name="Text_20_body">
      <style:paragraph-properties fo:text-align="start" style:justify-single-word="false"/>
      <style:text-properties fo:color="#009900"/>
    </style:style>
    <style:style style:name="P32" style:family="paragraph" style:parent-style-name="Text_20_body">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33" style:family="paragraph" style:parent-style-name="Text_20_body">
      <style:paragraph-properties fo:text-align="start" style:justify-single-word="false"/>
      <style:text-properties fo:font-variant="normal" fo:text-transform="none" fo:color="#00cc00" style:font-name="Times New Roman" fo:font-size="12pt" fo:letter-spacing="normal" fo:font-style="normal" fo:font-weight="normal"/>
    </style:style>
    <style:style style:name="P34" style:family="paragraph" style:parent-style-name="Text_20_body">
      <style:paragraph-properties fo:text-align="start" style:justify-single-word="false"/>
    </style:style>
    <style:style style:name="P35" style:family="paragraph" style:parent-style-name="Text_20_body">
      <style:paragraph-properties fo:padding="0.049cm" fo:border="0.002cm solid #d9d9e3"/>
      <style:text-properties fo:font-size="14pt" style:font-size-asian="14pt" style:font-size-complex="14pt"/>
    </style:style>
    <style:style style:name="P36" style:family="paragraph" style:parent-style-name="Text_20_body">
      <style:paragraph-properties fo:padding="0.049cm" fo:border="0.002cm solid #d9d9e3"/>
      <style:text-properties fo:color="#009900"/>
    </style:style>
    <style:style style:name="P37"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38"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bold" style:font-style-asian="normal" style:font-style-complex="normal"/>
    </style:style>
    <style:style style:name="P39"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style:font-size-asian="12pt" style:font-size-complex="12pt"/>
    </style:style>
    <style:style style:name="T5" style:family="text">
      <style:text-properties fo:font-variant="normal" fo:text-transform="none" fo:color="#000000" style:font-name="Times New Roman" fo:font-size="15pt" fo:letter-spacing="normal" fo:font-style="normal" style:font-size-asian="15pt" style:font-size-complex="15pt"/>
    </style:style>
    <style:style style:name="T6" style:family="text">
      <style:text-properties fo:font-variant="normal" fo:text-transform="none" fo:color="#000000" style:font-name="Times New Roman" fo:font-size="15pt" fo:letter-spacing="normal" fo:font-style="normal" fo:font-weight="normal" style:font-size-asian="15pt" style:font-size-complex="15pt"/>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letter-spacing="normal" fo:font-style="normal" style:font-style-asian="normal" style:font-style-complex="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800000" style:font-name="Times New Roman" fo:letter-spacing="normal" fo:font-style="normal" fo:font-weight="normal" fo:background-color="transparent" style:font-name-asian="Calibri"/>
    </style:style>
    <style:style style:name="T11" style:family="text">
      <style:text-properties fo:font-variant="normal" fo:text-transform="none" fo:color="#ff3333" style:font-name="Times New Roman" fo:font-size="12pt" fo:letter-spacing="normal" fo:font-style="normal" fo:font-weight="normal" style:font-size-asian="12pt" style:font-size-complex="12pt"/>
    </style:style>
    <style:style style:name="T12"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style>
    <style:style style:name="T13"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font-style-complex="normal" style:font-weight-complex="normal"/>
    </style:style>
    <style:style style:name="T14" style:family="text">
      <style:text-properties fo:font-variant="normal" fo:text-transform="none" fo:font-size="12pt" fo:letter-spacing="normal" fo:font-style="normal" fo:font-weight="normal"/>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font-size="15pt" fo:letter-spacing="normal" fo:font-style="normal" fo:font-weight="normal" style:font-size-asian="15pt" style:font-size-complex="15pt"/>
    </style:style>
    <style:style style:name="T18" style:family="text">
      <style:text-properties fo:font-variant="normal" fo:text-transform="none" fo:font-size="15pt" fo:letter-spacing="normal" fo:font-style="normal" style:font-size-asian="15pt" style:font-size-complex="15pt"/>
    </style:style>
    <style:style style:name="T19" style:family="text">
      <style:text-properties fo:font-variant="normal" fo:text-transform="none" style:font-name="Times New Roman" fo:font-size="15pt" fo:letter-spacing="normal" fo:font-style="normal" style:font-size-asian="15pt" style:font-size-complex="15pt"/>
    </style:style>
    <style:style style:name="T20" style:family="text">
      <style:text-properties fo:font-variant="normal" fo:text-transform="none" fo:color="#009900" style:font-name="Times New Roman" fo:font-size="12pt" fo:letter-spacing="normal" fo:font-style="normal" fo:font-weight="normal" style:font-size-asian="12pt" style:font-size-complex="12pt"/>
    </style:style>
    <style:style style:name="T21" style:family="text">
      <style:text-properties fo:color="#000000"/>
    </style:style>
    <style:style style:name="T22" style:family="text">
      <style:text-properties fo:color="#000000" style:font-name="Times New Roman" fo:font-size="12pt" style:font-size-asian="12pt" style:font-size-complex="12pt"/>
    </style:style>
    <style:style style:name="T23" style:family="text">
      <style:text-properties style:font-name="Times New Roman" fo:font-size="12pt" style:font-size-asian="12pt" style:font-size-complex="12pt"/>
    </style:style>
    <style:style style:name="T24" style:family="text">
      <style:text-properties style:font-name="Times New Roman" fo:font-size="15pt" style:font-size-asian="15pt" style:font-size-complex="15pt"/>
    </style:style>
    <style:style style:name="T25" style:family="text">
      <style:text-properties fo:font-size="12pt" style:font-size-asian="12pt" style:font-size-complex="12pt"/>
    </style:style>
    <style:style style:name="T26" style:family="text">
      <style:text-properties fo:color="#800000" style:font-name="Times New Roman" fo:font-weight="normal" fo:background-color="transparent" style:font-name-asian="Calibri"/>
    </style:style>
    <style:style style:name="T27" style:family="text">
      <style:text-properties fo:color="#800000" style:font-name="Times New Roman" fo:font-weight="normal" fo:background-color="transparent" style:font-name-asian="Calibri" style:font-name-complex="Times New Roman"/>
    </style:style>
    <style:style style:name="T28" style:family="text">
      <style:text-properties fo:color="#ff3333" style:font-name="Times New Roman" fo:font-size="12pt" fo:font-weight="normal" fo:background-color="transparent" style:font-name-asian="Calibri" style:font-size-asian="12pt" style:font-name-complex="Times New Roman" style:font-size-complex="12pt"/>
    </style:style>
    <style:style style:name="T29" style:family="text">
      <style:text-properties style:font-name-complex="Times New Roman"/>
    </style:style>
    <style:style style:name="T30" style:family="text">
      <style:text-properties fo:color="#990000" style:font-name="Times New Roman" fo:font-size="12pt" style:text-underline-style="none" fo:font-weight="normal" fo:background-color="transparent" style:font-name-asian="Calibri" style:font-size-asian="12pt" style:font-name-complex="Times New Roman" style:font-size-complex="12pt"/>
    </style:style>
    <style:style style:name="T31" style:family="text">
      <style:text-properties fo:color="#009900"/>
    </style:style>
    <style:style style:name="T32" style:family="text">
      <style:text-properties fo:font-size="14pt" style:font-size-asian="14pt" style:font-size-complex="14pt"/>
    </style:style>
    <style:style style:name="T33" style:family="text">
      <style:text-properties fo:font-size="14pt" fo:font-weight="normal" style:font-size-asian="14pt" style:font-weight-asian="normal" style:font-size-complex="14pt" style:font-weight-complex="normal"/>
    </style:style>
    <style:style style:name="T34" style:family="text">
      <style:text-properties style:font-weight-asian="bold" style:font-weight-complex="bold"/>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4">Au Coeur du Tamil Eelam</text:p>
      <text:p text:style-name="P14"/>
      <text:p text:style-name="P14">Thipakan Sriranjan</text:p>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34"><text:span text:style-name="T32">La couverture de ce livre a été créée par </text:span><text:span text:style-name="Strong_20_Emphasis"><text:span text:style-name="T33">Thipakan Sriranjan</text:span></text:span><text:span text:style-name="T32">. Tous les éléments visuels, y compris la représentation de la carte du Tamil Eelam et de la gloriosa superba (Karthigai Poo), ont été dessinés par l'auteur spécifiquement pour cette œuvre.</text:span></text:p>
      <text:p text:style-name="P35">La carte du Tamil Eelam est utilisée comme source d'inspiration pour la représentation artistique de l'auteur et ne constitue pas une reproduction exacte de la carte originale. La gloriosa superba est une création artistique basée sur l'aspect visuel de cette fleur.</text:p>
      <text:p text:style-name="Text_20_body"><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5"/>
      <text:p text:style-name="P5"/>
      <text:p text:style-name="P5"/>
      <text:p text:style-name="P5"/>
      <text:p text:style-name="P7">© 2024 Thipakan Sriranjan</text:p>
      <text:p text:style-name="P7"/>
      <text:p text:style-name="P10"><text:span text:style-name="T16">Tous droits réservés. Aucune partie de ce livre ne peut être reproduite sous quelque forme que ce soit sans l'autorisation écrite de l'auteur, sauf dans le cadre des exceptions prévues par la loi.</text:span><text:span text:style-name="T16"> </text:span></text:p>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Les Tamouls, enracinés dans une histoire millénaire, sont le témoignage vivant d'une des civilisations les plus anciennes du monde. Leur riche patrimoine, qui s'étend sur des siècles, est une manifestation remarquable de traditions artistiques, linguistiques et spirituelles. Avec une communauté de plus de 80 millions de locuteurs à travers le globe, la langue tamoule se positionne parmi les langues les plus anciennes et dynamiques, occupant une place centrale dans l'expression culturelle et littéraire de ce peuple.</text:p>
      <text:p text:style-name="P33"/>
      <text:p text:style-name="P33">À proximité de ces racines profondes du peuple tamoul se trouve le Tamil Nadu, un État du sud de l'Inde. Il abrite une population majoritairement tamoule et est considéré comme le berceau de la civilisation tamoule contemporaine. Le Tamil Nadu est le foyer d'une riche tradition artistique, musicale et littéraire, et a été le centre d'innombrables développements culturels et intellectuels tout au long de l'histoire. </text:p>
      <text:p text:style-name="P34"/>
      <text:p text:style-name="P31">Entre les eaux bleues de l'océan Indien, une terre baignée de traditions anciennes et d'une identité profondément enracinée se déploie – le Tamil Eelam. Bien plus qu'une simple parcelle géographique, c'est un symbole de résilience, de culture et de luttes historiques.</text:p>
      <text:p text:style-name="P36">Ce livre est une exploration intime du Tamil Eelam et de son peuple, les Tamouls. Chaque page est une tentative de capturer la richesse de leur histoire, leur héritage culturel et leur quête inlassable pour l'autodétermination, la liberté et la reconnaissance internationale.</text:p>
      <text:p text:style-name="P36">À travers les pages de cet ouvrage, nous plongeons dans les profondeurs de l'identité du Tamil Eelam. Depuis les récits légendaires de son passé glorieux jusqu'aux réalités contemporaines de sa quête pour une reconnaissance politique légitime, ce livre cherche à dépeindre une toile vivante de cette région et de ses habitants.</text:p>
      <text:p text:style-name="P36">Les chapitres qui suivent explorent les arts traditionnels, la littérature, la spiritualité, la diaspora et les défis auxquels est confrontée cette communauté vibrante et résiliente. Chaque chapitre vise à éclairer et à honorer l'histoire complexe et les luttes contemporaines du Tamil Eelam.</text:p>
      <text:p text:style-name="P36">Au travers de ces pages, nous aspirons à donner une voix authentique au Tamil Eelam, pour faire résonner ses aspirations et son histoire bien au-delà de ses frontières géographiques, afin que sa richesse culturelle et son héritage puissent être compris et célébrés à travers le monde.</text:p>
      <text:p text:style-name="P12"/>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31"><text:soft-page-break/><text:s/>Dans cette introduction consacrée à l'histoire pré-1948 du Sri Lanka (qui occupe le Tamil Eelam) , il est crucial d'aborder les racines de l'île, principalement peuplée de deux groupes ethniques distincts : les Tamouls, majoritairement hindouistes, présents dans le nord-est de l'île, et les Cinghalais, majoritairement bouddhistes, représentant la population majoritaire du pays. Ces deux peuples possèdent des langues et des cultures différentes.</text:p>
      <text:p text:style-name="P31"/>
      <text:p text:style-name="P32">Parmi les précieux héritages culturels et historiques qui ornent le tissu riche et vibrant du Tamil Eelam, résident des sites d'une valeur incommensurable. Ces lieux empreints de profondeur reflètent la résilience, la dévotion et les traditions séculaires des Tamouls. En leur sein se trouve le majestueux Temple de Nalur Kandaswamy (<text:span text:style-name="T29">நல்லூர் கந்தசுவாமி கோவில்),</text:span> un sanctuaire sacré dédié à l'adoration des divinités hindoues. Chaque pierre et chaque prière en font un lieu où se mêlent spiritualité et ferveur inébranlable. De même, la Bibliothèque de Jaffna (<text:span text:style-name="T29">யாழ்ப்பாண நூலகம்</text:span>), gardienne du savoir tamoul, abritait des trésors sous forme de manuscrits et de livres, témoignant de la richesse intellectuelle et culturelle de cette communauté. Ces sites, bien plus que de simples monuments, incarnent l'histoire, les traditions et l'identité immuable des Tamouls du Tamil Eelam. Une exploration détaillée de ces lieux emblématiques est prévue dans un chapitre bonus dédié, offrant ainsi une immersion approfondie dans leur riche histoire et leur importance cruciale dans le récit du Tamil Eelam. </text:p>
      <text:p text:style-name="P31"/>
      <text:p text:style-name="P31">C'est en 1505 que les premiers Européens, les Portugais, débarquent dans le nord de l'île, une région où la communauté tamoule prédomine. Ils introduisent activement le catholicisme, détruisent des temples hindouistes (comme le célèbre temple de Naguleswaran à Jaffna, qui fut ultérieurement reconstruit) et exercent des pressions en faveur de la conversion d'une partie de la population. Pendant cette domination portugaise, l'administration est partagée entre les Tamouls et les Cinghalais, bien que la majorité des documents officiels soient rédigés en portugais, et l'île est alors désignée sous le nom de Ceilão. Face à cette occupation, le roi de Kandy sollicite l'aide des Hollandais, rivaux des Portugais sur le plan commercial.</text:p>
      <text:p text:style-name="P31"/>
      <text:p text:style-name="P31">En 1638, plus de cent ans après l'arrivée des Portugais, les Hollandais prennent le contrôle de plusieurs territoires sur la côte est, chassant finalement les Portugais de l'île en 1668, rebaptisée Zeilan à cette époque. Sous la domination hollandaise, la division administrative s'accentue et la religion calviniste est imposée à de nombreux Cinghalais et Tamouls. Cette période est marquée par une discrimination manifeste et une répression envers les populations locales, perpétrées à la fois par les calvinistes et les catholiques.</text:p>
      <text:p text:style-name="P31"/>
      <text:p text:style-name="P31">À la fin du XVIIIe siècle, les Anglais prennent le contrôle de l'île qui est rebaptisée Ceylon. En 1796, le Sri Lanka est entièrement sous la domination britannique. Vingt ans plus tard, les Anglais établissent la colonie royale de Ceylan après la soumission du roi de Kandy. L'économie de l'île se concentre alors sur la culture du thé, de la noix de coco et, dans une moindre mesure, du caoutchouc. En 1931, une certaine forme d'autonomie est accordée au Sri Lanka par les Britanniques. Enfin, le 4 février 1948, le pays proclame son indépendance au sein du Commonwealth.</text:p>
      <text:p text:style-name="P29"/>
      <text:p text:style-name="P29"/>
      <text:p text:style-name="P29"/>
      <text:p text:style-name="P30"/>
      <text:p text:style-name="P3">Le pays a adopté comme système politique une démocratie. Il y a donc un parlement et plusieurs partis politiques.</text:p>
      <text:p text:style-name="P3"><text:soft-page-break/></text:p>
      <text:p text:style-name="P2"><text:span text:style-name="T23">En 1956 , le </text:span><text:span text:style-name="T22">« </text:span><text:span text:style-name="T2">Mahajana Eksath Peramuna » (MEP) un parti dirigé par le nationaliste cinghalais <text:s/>« Solomon Bandaranaike » arrive au pouvoir. Bandaranaike devient alors premier ministre et adopte le cinghalais comme unique langue officielle du pays. C'est à partir de cette période que les discriminations contre la minorité tamoule ont commencé.</text:span></text:p>
      <text:p text:style-name="P4">Les tamouls ont organisé des protestations de manière non violente pour faire reconnaître leurs droits. Malheureusement des émeutes contre la minorité du pays ont alors eu lieu faisant plusieurs morts et plusieurs blessés. </text:p>
      <text:p text:style-name="P4">Les étudiants tamouls ont également eu des difficultés. Il y avait par exemple un quota d'admission qui favorisait les étudiants cinghalais à l'entrée des universités.</text:p>
      <text:p text:style-name="P1"/>
      <text:p text:style-name="P1">Le 22 mai 1972 le Ceylan devient une République et est rebaptisé « Sri Lanka ». Le MEP est rebaptisé « Sri Lanka Freedom Party » (SLFP). </text:p>
      <text:p text:style-name="P1"/>
      <text:p text:style-name="P1">Le début de l'année 1974 est marqué par un triste événement pour les tamouls de l'Eelam. En effet , du 3 au 10 janvier s'est déroulée la Conférence mondiale tamoule (<text:span text:style-name="T29">உலகத் தமிழ் மாநாடு</text:span>). Il s'agit d'une série de conférences qui discutent sur l'évolution de la langue tamoule. Elle peut avoir lieu dans n'importe quelle ville du monde et en 1974 elle a eu lieu à Jaffna. Il s'agissait de la quatrième édition de cette conférence. Lors du dernier événement de la conférence, la police sri-lankaise a ouvert le feu. Ils ont également coupés les fils électriques , entraînant la mort de 11 participants.</text:p>
      <text:p text:style-name="P2"><text:span text:style-name="T25">Dans son rapport du 18 février 1974 ,la commission d'enquête sur cette tragédie estime que la police est coupable de cet incident. Pourtant, l'inspecteur de police responsable de cet incident, Mr.Chandrasekara a été promu par le premier ministre </text:span><text:span text:style-name="T3">Srimavo Bandaranayaka.</text:span></text:p>
      <text:p text:style-name="P1"/>
      <text:p text:style-name="P1">En mai de la même année le gouvernement du pays souhaite modifier le drapeau du pays en retirant les bandes oranges et vertes ( qui représentent la minorité tamoule) ce qui conduit à une vague de protestations dans la ville de Jaffna ( une ville majoritairement peuplée par des tamouls dans le nord du pays). Les forces de sécurité ont alors réagi de manière violente en tuant plusieurs manifestants.</text:p>
      <text:p text:style-name="P1"/>
      <text:p text:style-name="P1"/>
      <text:p text:style-name="P15">Durant cette période , il y a également un parti qui représente les tamouls : l'ITAK (Ilankai Tamil Arasu Kachchi). Il a été fondé en 1949 par S.J.V. Chelvanayakam pour défendre les droits des tamouls. <text:s text:c="123"/>Chelvanayakam était une figure de la lutte des droits pour les tamouls. Il est né le 31 mars 1898 à Ipoh en Malaisie et à étudié en droit au Royaume-Uni avant de devenir avocat au Sri Lanka. <text:s text:c="10"/>Il est décédé le 26 avril 1977 à l'âge de 79 ans.</text:p>
      <text:p text:style-name="P15">Il y <text:s/>a aussi d'autres partis qui défendent les intérêts des tamouls au Sri Lanka comme le TULF (Tamil United Liberation Front). Ce dernier a été formé en 1976 et est composé de plusieurs partis dont l'ITAK. Plusieurs partis se sont ainsi unis pour défendre les droits des tamouls.</text:p>
      <text:p text:style-name="P1"/>
      <text:p text:style-name="P1"/>
      <text:p text:style-name="P1">Toutes les discriminations contre les tamouls ont alors mené à la création du LTTE (« Liberation Tigers of Tamil Eelam » ou « Tigres de Libération de l'Eelam Tamoul » en français).</text:p>
      <text:p text:style-name="P1">Il s'agit d'un mouvement armé crée par Velupillai Prabhakaran le 05 mai 1976.</text:p>
      <text:p text:style-name="P1">Ce mouvement armé revendique l'indépendance du Nord-Est du Sri Lanka dans les villes ou les tamouls sont majoritaires. L'objectif est la création du « Tamil Eelam » en tant qu'Etat indépendant.</text:p>
      <text:p text:style-name="P1"/>
      <text:p text:style-name="P1">Le LTTE <text:s/>a été crée en effet car les manifestations non violentes des tamouls ont été inefficace et sa création marque le début d'une guerre civile.</text:p>
      <text:p text:style-name="P2"><text:span text:style-name="T25">Prabhakaran est né dans la ville de </text:span><text:span text:style-name="T2">Valvettithurai</text:span><text:span text:style-name="T22"> le 26 novembre 1954. Il a alors 22 ans lorsqu'il </text:span><text:soft-page-break/><text:span text:style-name="T22">fonde le LTTE. D'après lui seul la création d'un Etat indépendant permettrait aux tamouls de vivre en sécurité.</text:span></text:p>
      <text:p text:style-name="P9"/>
      <text:p text:style-name="P9"/>
      <text:p text:style-name="P9"/>
      <text:p text:style-name="P9">Les tigres sont majoritairement composés de jeunes tamouls prêts à se battre pour la cause.</text:p>
      <text:p text:style-name="P9">Lors de la créations du LTTE , les tigres avaient des armes légères qu'ils ont obtenus lors de raids contre les forces de sécurité du gouvernement sri-lankais. Ils ont également fabriqués des engins explosifs par eux-mêmes. </text:p>
      <text:p text:style-name="P9"/>
      <text:p text:style-name="P1">Dans tout conflit armé il y a toujours des pertes civiles comme militaires.</text:p>
      <text:p text:style-name="P1"/>
      <text:p text:style-name="P1"/>
      <text:p text:style-name="P13"><text:span text:style-name="T16">Le 31 mai 1981 demeure une date douloureuse et marquante pour la communauté tamoule en raison de l'incendie tragique de la bibliothèque de Jaffna. Ce jour-là, des milliers de manuscrits, documents historiques et trésors culturels tamouls ont été délibérément détruits dans un incendie dévastateur. Cette perte a représenté un coup dévastateur pour la préservation de la culture et de la connaissance tamoules. L'incendie de la bibliothèque de Jaffna a été bien plus qu'un simple acte de destruction matérielle. C'était un assaut direct contre l'identité et la mémoire culturelle d'une communauté. Les flammes ont englouti des siècles de littérature, d'œuvres d'art, de documents historiques et de connaissances, effaçant une partie significative de l'héritage culturel tamoul. Cet événement a suscité une vague d'indignation et de chagrin au sein de la communauté tamoule, ainsi que des protestations et des appels à la justice. Cependant, malgré les demandes pressantes pour enquêter sur les responsables, les circonstances exactes entourant cet incendie demeurent sujettes à controverse et à spéculation. </text:span><text:span text:style-name="T9">De plus au parlement, certains députés cinghalais ont même suggéré à la population tamoule de retourner en Inde.</text:span><text:span text:style-name="T16"> L'incident a également eu un impact psychologique profond, laissant des cicatrices émotionnelles durables au sein de la communauté tamoule. Il a créé un vide culturel et intellectuel difficile à combler, entraînant un défi constant pour préserver et reconstruire la richesse du patrimoine culturel tamoul. L'incendie de la bibliothèque de Jaffna a également été un catalyseur pour attirer l'attention sur la nécessité urgente de protéger le patrimoine culturel et littéraire non seulement au Sri Lanka mais également dans le monde entier. Il a souligné l'importance cruciale de préserver la diversité culturelle et la richesse des traditions pour les générations futures.</text:span></text:p>
      <text:p text:style-name="P8"/>
      <text:p text:style-name="P8"/>
      <text:p text:style-name="P8">En novembre 1982, les autorités de sécurité sri-lankaises ont lancé une opération pour appréhender Shankar (de son vrai nom Sathyanathan Selvachandran), un cadre du LTTE <text:s/>à Jaffna. Malgré être encerclé, Shankar a réussi à échapper aux forces de sécurité, mais il a été gravement blessé par des balles lors de cette évasion. Sérieusement blessé, il a été transporté au Tamil Nadu, en Inde, pour recevoir des soins médicaux, franchissant le détroit de Palk à bord d'un bateau risqué. Pendant ce temps, le leader des LTTE, Prabhakaran, était détenu au Tamil Nadu, assigné à résidence.</text:p>
      <text:p text:style-name="P2"><text:span text:style-name="T20">Malheureusement, faute de traitement médical approprié, l'état de Shankar s'est rapidement détérioré. Ses derniers mots ont été adressés à Prabhakaran, qu'il affectionnait en l'appelant "thambi", c'est-à-dire son jeune frère. </text:span><text:span text:style-name="T20">Le lieutenant Shankar a rendu son dernier souffle à 18h05 le 27 novembre 1982. Il est devenu le premier cadre des LTTE à être tué. Ses funérailles ont eu lieu au crématorium de Keeraththurai, à Madurai, où sa dépouille a été incinérée.<text:line-break/></text:span><text:span text:style-name="T1">Cette date est très importante pour les Tamouls de l'Eelam pour des raisons qui seront détaillées ultérieurement dans ce livre.</text:span><text:span text:style-name="T7"> </text:span><text:span text:style-name="T20"><text:line-break/></text:span></text:p>
      <text:p text:style-name="P1"/>
      <text:p text:style-name="P1"/>
      <text:p text:style-name="P1">L'année 1983 est connu pour un événement très triste pour la communauté tamoule : le black july.</text:p>
      <text:p text:style-name="P1"><text:soft-page-break/>Cette période a débuté le 23 juillet. Ce jour-la le LTTE tue 13 soldats de l'armée sri-lankaise.</text:p>
      <text:p text:style-name="P1">En réponse à cette attaque, des émeutiers cinghalais ont pris pour cible des quartiers tamouls. Ces émeutiers ont été soutenus par le gouvernement sri lankais.</text:p>
      <text:p text:style-name="P1">Du 23 au 30 juillet, des pogroms anti-tamouls ont ainsi eu lieu partout dans l'île.</text:p>
      <text:p text:style-name="P1">En effet les propriétés appartenant aux tamouls ont été attaquées, des détenus tamouls ont été tués , des innocents tamouls ont même été brûlés vifs. <text:s/></text:p>
      <text:p text:style-name="P1"/>
      <text:p text:style-name="P9"><text:span text:style-name="T16">Le bilan des conséquences pour la communauté tamoule est terrible :</text:span> </text:p>
      <text:p text:style-name="P6"/>
      <text:p text:style-name="P2"><text:span text:style-name="Strong_20_Emphasis"><text:span text:style-name="T5">–</text:span></text:span><text:span text:style-name="T6"> </text:span><text:span text:style-name="T2">Environ 200 000 Tamouls ont été contraints de devenir des réfugiés à la suite de ces événements.</text:span><text:span text:style-name="T22"> <text:line-break/></text:span><text:span text:style-name="Strong_20_Emphasis"><text:span text:style-name="T18">–</text:span></text:span><text:span text:style-name="T17"> </text:span><text:span text:style-name="T22">On estime que près de 3000 Tamouls ont perdu la vie.</text:span></text:p>
      <text:p text:style-name="P9"><text:span text:style-name="Strong_20_Emphasis"><text:span text:style-name="T18">–</text:span></text:span><text:span text:style-name="T17"> </text:span><text:span text:style-name="T16">Les dégâts matériels ont été considérables, avec environ 8000 maisons et 5000 commerces appartenant à la communauté tamoule détruits.</text:span> </text:p>
      <text:p text:style-name="P9"><text:span text:style-name="Strong_20_Emphasis"><text:span text:style-name="T18">–</text:span></text:span><text:span text:style-name="T17"> </text:span><text:span text:style-name="T16">Aucune enquête publique n'a été diligentée pour examiner les causes et les responsabilités après ces émeutes dévastatrices.</text:span> </text:p>
      <text:p text:style-name="P9"><text:span text:style-name="Strong_20_Emphasis"><text:span text:style-name="T18">–</text:span></text:span><text:span text:style-name="T17"> </text:span><text:span text:style-name="T16">Des rapports indépendants suggèrent unanimement que les violences ont été attribuées au gouvernement, selon des sources non-officielles.</text:span></text:p>
      <text:p text:style-name="P4"/>
      <text:p text:style-name="P4"/>
      <text:p text:style-name="P4">La souffrance d'innocents tamouls a continué les années suivantes.</text:p>
      <text:p text:style-name="P13"><text:span text:style-name="T21">Par exemple le 6 janvier 1985 a eu lieu un événement tragique : le massacre de l'église de Vankalai dans la ville de Mannar.</text:span> <text:span text:style-name="T21">Le révérend Bastian, prêtre catholique respecté, était là pour défendre les civils pris dans les affrontements entre l'armée srilankaise et le LTTE.</text:span> Son engagement humanitaire et son plaidoyer contre les atrocités de l'armée envers les civils tamouls ont joué un rôle crucial. En 1984, lors des offensives militaires dans la région de Mannar, le révérend Bastian et le révérend Jeyarajasingham de l'église méthodiste de Murunkan ont lancé une campagne pour dénoncer les violences de l'armée contre les civils tamouls, cherchant à attirer l'attention des organisations internationales de défense des droits de l'homme.</text:p>
      <text:p text:style-name="P13">Suite à une attaque à la mine terrestre le 4 décembre 1984, où plusieurs soldats ont perdu la vie, l'armée srilankaise a répliqué de manière brutale en tuant des centaines de civils tamouls travaillant dans leurs rizières. Le 13 décembre 1984, le pasteur Jeyarajasingham a été abattu par l'armée srilankaise alors qu'il était dans son véhicule. Malgré les menaces, le révérend Bastian a courageusement contribué à rassembler les dépouilles des victimes pour les remettre aux autorités. Le 31 décembre 1984, l'armée a averti le révérend Bastian de ne pas s'immiscer dans ses opérations.</text:p>
      <text:p text:style-name="P9"><text:span text:style-name="T31">Le 6 janvier 1985, l'armée a encerclé Vankalai et a ouvert le feu sur l'église Sainte-Anne locale, tuant le révérend Bastian et d'autres civils. Des témoins oculaires rapportent que l'armée a traîné le corps du révérend Bastian jusqu'à un lieu secret. </text:span>Bien que le gouvernement ait catégoriquement nié toutes les allégations contre l'armée srilankaise, le massacre de Vankalai montre la perte de vies innocentes </text:p>
      <text:p text:style-name="P1"/>
      <text:p text:style-name="P15"/>
      <text:p text:style-name="P15"/>
      <text:p text:style-name="P16">Les tigres noirs (கரும்புலிகள) sont un groupe du LTTE prêts à se sacrifier pour leur cause. Ils sont sélectionnés par le chef du LTTE Prabhakaran lui-même. Il y a les tigres noirs de l'air , les tigres noirs de terre et les tigres noirs de mer. Prabhakaran n'accepte pas les fils ou filles unique car d'après lui au moins un enfant doit rester pour s'occuper des parents. Il étudie ensuite la motivation ,la raison pour laquelle une personne doit devenir un tigre noir pour la sélectionner. Les tigres noirs ont un entraînement spécial par rapport aux combattants traditionnels de la LTTE. Une fois <text:soft-page-break/>l’entraînement terminé, ces derniers ont la possibilité de rendre visite à leurs familles et amis proches. <text:s/>Avant leurs mission ils ont également droit à un déjeuner avec Prabhakaran lui-même.</text:p>
      <text:p text:style-name="P16"/>
      <text:p text:style-name="P17"><text:span text:style-name="T27">Le premier tigre noir , </text:span><text:span text:style-name="T10">Vallipuram Vasanthan dit « Captain Miller »</text:span><text:span text:style-name="T26"> est né le 1er janvier 1966. <text:s text:c="8"/>Le 05 juillet 1987, il attaque une base de l'armée sri-lankaise dans une école à Nelliady en conduisant un camion rempli d'explosifs. <text:s text:c="8"/></text:span></text:p>
      <text:p text:style-name="P16"/>
      <text:p text:style-name="P16">La première tigre noire, Pushpakala Thuraisingham plus connu sous le nom de "Captain Angayarkanni" est né le 10 mai 1973. Elle a un frère et une soeur. Beaucoup de civils tamouls ont peur des navires srilankais. Après avoir vu la souffrance de son peuple, elle décida de devenir une tigre noir des mers (கருங்கடல் புலி). <text:s text:c="95"/>Le 16 août 1994 elle commence sa mission en mer. <text:s text:c="72"/>Elle transporte environ 50 kg d'explosifs. ( Le poids de Thuraisingham étant d'environ 60 kg) <text:s text:c="6"/>Elle a parcouru environ 35 kilomètres en mer pendant environ 8 heures jusqu'à un Navire de la marine sri-lankaise qui pèse environ 6300 tonnes. <text:s text:c="76"/>Ce jour là , captain Angayarkanni a péri en martyr et le navire de la marine sri-lankaise a fini en feu. Elle a réussi son attaque.</text:p>
      <text:p text:style-name="P16"/>
      <text:p text:style-name="P16">Le 29 juillet 1987, l'Inde intervient d<text:tab/>ans la guerre civile du Sri Lanka. Avec la rencontre entre le premier ministre indien Rajiv Gandhi et le président du Sri Lanka Junius Richard Jayawardene, il y a eu l'accord indo-srilankais. Cet accord avait pour objectifs principaux de reconnaître que le Sri Lanka est « une société plurielle multiethnique et multilingue », reconnaître que le nord et l'est sont les aires d'habitations traditionnelles des tamouls et que les langues officielles du Sri Lanka sont le tamoul , l'anglais et le cinghalais. Suite à cet accord , l'Inde envoya <text:s/>la « Force indienne de maintien de la paix » , plus connue sous le nom d'IPKF (Indian Peace Keeping Force) au Tamil Eelam. L'objectif de l'IPKF était de désarmer le LTTE.</text:p>
      <text:p text:style-name="P16"/>
      <text:p text:style-name="P27"><text:span text:style-name="T30"><text:s/>Pendant cette période , u</text:span><text:span text:style-name="T28">n des membres du LTTE a une histoire très connue et intéréssante. Il s'appelait : </text:span><text:span text:style-name="T11">Rasaiah Parthipan </text:span><text:span text:style-name="T12">(</text:span><text:span text:style-name="T13">இராசையா <text:s text:c="3"/>பார்த்திபன)</text:span><text:span text:style-name="T11">. Il est né le 29 septembre 1963 à Jaffna. Parthipan a perdu sa mère très jeune. Il avait trois grands frères. Concernant son parcours scolaire, il a étudié au Jaffna Hindu College et a ensuite trouvé une place en médecine à l'université de Jaffna.</text:span></text:p>
      <text:p text:style-name="P19">Cependant après les évènements de juillet noir il décida de rejoindre les tigres tamouls et pris le nom de guerre de “Thileepan”.</text:p>
      <text:p text:style-name="P19">En 1987 le LTTE avait formulé 5 demandes importantes au gouvernement indien:</text:p>
      <text:p text:style-name="P19"><text:span text:style-name="Strong_20_Emphasis"><text:span text:style-name="T24">–</text:span></text:span>libérer tous les prisonniers politiques tamouls enfermés par l'effet de la loi sur la prévention du terrorisme.</text:p>
      <text:p text:style-name="P18"><text:span text:style-name="Strong_20_Emphasis"><text:span text:style-name="T19">–</text:span></text:span><text:span text:style-name="T15">a</text:span><text:span text:style-name="T14">rrêter l'expansion de la colonisation cinghalaise sur les terres tamoules déguisée sous le prétexte de "réhabilitation" en attendant d'établir un conseil administratif temporaire</text:span></text:p>
      <text:p text:style-name="P20"><text:soft-page-break/><text:span text:style-name="Strong_20_Emphasis"><text:span text:style-name="T24">–</text:span></text:span>mettre un terme à la construction de postes de police dans les régions du Nord et de l'Est</text:p>
      <text:p text:style-name="P20"><text:span text:style-name="Strong_20_Emphasis"><text:span text:style-name="T24">–</text:span></text:span>désarmer les "home guards" et retirer l'armée ainsi que la police des établissements scolaires et des collèges.</text:p>
      <text:p text:style-name="P22"><text:span text:style-name="Strong_20_Emphasis"><text:span text:style-name="T24">–</text:span></text:span>abroger la loi d'urgence</text:p>
      <text:p text:style-name="P22"/>
      <text:p text:style-name="P22">Aucune réponse n'est parvenue , Thileepan commença alors la grève de la faim le 15 septembre 1987 devant le temple de Nallur Kandasamy. Ce premier jour de grève de la faim , Thileepan lis des livres notamment un sur la Palestine et Prabhakaran lui-même est venu lui rendre visite. Thileepan a affirmé qu'il refusera l'eau , la nourriture et toute assistance médicale. </text:p>
      <text:p text:style-name="P22">Le deuxième jour de la grève de la faim (le 16 septembre), alors que la fatigue apparu peu à peu , Thileepan demanda un microphone pour parler 2 minutes. Voici son discours :</text:p>
      <text:p text:style-name="P22"/>
      <text:p text:style-name="P22"/>
      <text:p text:style-name="P24">« Vanakkam à mon peuple bien-aimé. Comme je suis incapable de me tenir debout et de parler, je vais m'asseoir tout en parlant.</text:p>
      <text:p text:style-name="P24">Je ne sais pas si je serai en état de vous parler demain, c'est pourquoi j'aimerais vous parler aujourd'hui. Je suis déterminé à atteindre notre objectif. Nous avons perdu jusqu'à 650 martyrs aujourd'hui. Miller m'a adressé ses derniers mots. J'ai été à ses côtés jusqu'à la fin. Je suis heureux et satisfait de sacrifier ma vie pour ma patrie. Mon seul souci est que je ne pourrai pas assister de mes propres yeux à l'accession de notre peuple à la liberté.</text:p>
      <text:p text:style-name="P24"/>
      <text:p text:style-name="P24">Je connaissais presque tous les 650 martyrs. Je ne pourrai pas l'oublier. Je me souviens des paroles de Thalaivar lorsque je suis allé lui demander sa permission avant d'entamer cette grève de la faim. « Thileepa, vas-y, je te suivrai ». Vous avez un Thalaivar qui est clair et qui accorde plus d'importance à la liberté de notre peuple qu'à sa propre vie. Laissons la guerre des peuples éclater sous sa direction. Cette révolution permettra de réaliser l'Eelam tamoul et les droits fondamentaux de la nation tamoule. Je regarderai cela avec joie depuis le ciel avec le reste des martyrs.</text:p>
      <text:p text:style-name="P24"/>
      <text:p text:style-name="P24">Je suis convaincu que notre peuple obtiendra un jour sa liberté. J'éprouve une grande satisfaction et un grand sentiment d'accomplissement d'une responsabilité nationale à l'égard de la nation. C'est un objectif réel et résolu. Mon dernier souhait est que vous atteigniez cet objectif en vous rangeant aux côtés de notre Thalaivar ». </text:p>
      <text:p text:style-name="P24"/>
      <text:p text:style-name="P24"/>
      <text:p text:style-name="P24"/>
      <text:p text:style-name="P23"><text:soft-page-break/>Le troisième jour (le 17 septembre) Thileepan commençait à avoir du mal à uriner. Le temple de Nallur était rempli de gens. Il a commencé à pleuvoir , mais les gens restaient regarder Thileepan. Une personne sur scène lui a demandé de boire et manger mais Thileepan refusa et continua sa grève de la faim. Il refusa également une nouvelle fois toute assistance médicale.</text:p>
      <text:p text:style-name="P23">Les jours suivants, sa santé s'est détériorée au fur et à mesure et la nouvelle concernant sa grève de la faim a fait le tour du monde. En Inde dans l'Etat du Tamil Nadu , la grève de la faim de Thileepan a même fait la une des journaux.</text:p>
      <text:p text:style-name="P23">Thileepan est décédé le 26 septembre au bout de 12 jours de grève de la faim.</text:p>
      <text:p text:style-name="P23">Le 28 septembre son corps a été donné au département médical de l'université de Jaffna comme il le souhaitait. Son décès a été une très grande tristesse pour la communauté tamoule.</text:p>
      <text:p text:style-name="P26">Le décès de Thileepan a marqué un tournant décisif dans le conflit entre l'Indian Peace Keeping Force (IPKF) et les Tigres de libération de l'Îlam tamoul (LTTE). Cet événement, survenu en septembre 1987, a exacerbé les tensions entre les deux groupes. En octobre de la même année, l'IPKF a intensifié ses opérations en ciblant la ville de Jaffna, marquant un tournant majeur dans cette période tumultueuse. Cette opération, connue sous le nom d'Opération Pawan, a pris de l'ampleur. Le 10 octobre, Maalathy, une combattante courageuse du LTTE, a tragiquement perdu la vie, devenant ainsi la première femme membre de l'organisation à être tuée.</text:p>
      <text:p text:style-name="P26">Cette journée a symbolisé un moment poignant dans l'histoire du LTTE et du conflit au Tamil Eelam. Le courage et le sacrifice de Maalathy ont illustré la détermination et l'engagement des femmes qui ont activement lutté pour l'autodétermination et la reconnaissance internationale du Tamil Eelam. Son histoire témoigne du dévouement sans faille de ceux qui ont sacrifié leur vie pour cette cause.</text:p>
      <text:p text:style-name="P23">Un événement connu dse l'opération Pawan est l'incident de l'université de Jaffna. En effet d'après plusieurs sources, le 12 octobre 1987, un groupe militant tamoul qui pourrait appartenir au LTTE s'était retranché au sein de la faculté. Les forces de l'IPKF ont pénétré dans l'établissement en atterrissant par hélicoptère. Le bilan humain est controversé, mais il est évident que des étudiants et des membres du personnel de l'université ont perdu la vie. De plus cet événement a suscité la critique chez la communauté tamoule. En effet l'université de Jaffna est un lieu très symbolique pour les tamouls et l'intervention militaire dans un lieu éducatif peut-être remis en question. </text:p>
      <text:p text:style-name="P25"/>
      <text:p text:style-name="P25">L'année suivante, en 1988, le nouveau président du Sri Lanka, Ranasinghe Premadasa, s'est opposé à l'accord indo-srilankais. Malgré les pertes humaines importantes, l'Inde a maintenu sa mission. Cependant, avec le changement de gouvernement en Inde et la défaite de Rajiv Gandhi aux élections, le nouveau Premier ministre, Vishwanath Pratap Singh, a ordonné le retrait de l'IPKF. Cette opération complexe et difficile a laissé des cicatrices profondes, avec des allégations de violations des droits de l'homme et des pertes en vies humaines importantes. La présence de l'IPKF a eu un coût élevé, tant en vies perdues que sur le plan financier, et demeure un chapitre controversé de l'histoire, illustrant les défis du maintien de la paix dans des conflits internes.</text:p>
      <text:p text:style-name="P23"/>
      <text:p text:style-name="P25"><text:soft-page-break/>Le 27 novembre 1989, exactement sept ans après le décès du premier combattant du LTTE, le lieutenant Shankar, les Tigres ont officiellement désigné cette date comme le « Maaveerar Naal » (மாவீரர் நாள்). Cet événement annuel commémore tous les soldats ayant sacrifié leur vie pour la cause tamoule. À cette occasion, des cérémonies solennelles ont été organisées dans les zones sous contrôle du LTTE, incluant des discours émouvants, des défilés solennels et des hommages rendus aux membres défunts du LTTE. Ces rassemblements communautaires ont permis aux Tamouls d'exprimer leur solidarité envers la lutte pour l'indépendance tamoule et de rendre hommage à ceux ayant consenti le sacrifice ultime dans cette bataille. Le Maaveerar Naal revêt une importance capitale pour les Tamouls, symbolisant à la fois la commémoration des sacrifices consentis et l'unité dans leur quête pour l'indépendance. Dans un chapitre bonus, nous explorerons en détail l'importance et la profonde signification de cette journée pour la communauté tamoule.</text:p>
      <text:p text:style-name="P25"/>
      <text:p text:style-name="P25">Au cœur de ces commémorations se trouvaient les Thuyilum Illam (<text:span text:style-name="T29">துயிலும் இல்லம்</text:span>). Ces lieux de repos sacrés étaient dispersés dans les zones contrôlées par le LTTE et sont devenus des sites centraux pour les hommages. Les Tamouls se rendaient en grand nombre dans ces cimetières spéciaux pour se recueillir et honorer la mémoire des combattants tombés au combat. Ornés de drapeaux et de fleurs, les Thuyilum Illam étaient le théâtre de prières et de cérémonies de commémoration. Chaque Thuyilum Illam était un témoignage poignant du sacrifice et de la détermination des combattants tombés au service de la cause tamoule. Les noms des martyrs étaient souvent gravés sur des stèles et des monuments commémoratifs, perpétuant le souvenir de leur dévouement et de leur courage. Ces lieux sont devenus des symboles de résilience pour la communauté tamoule, incarnant à la fois la perte et la détermination à poursuivre la lutte pour l'indépendance.</text:p>
      <text:p text:style-name="P25"/>
      <text:p text:style-name="P25">Les Thuyilum Illam étaient des sites vénérés où les familles et les partisans se rassemblaient, non seulement lors du Maaveerar Naal, mais également tout au long de l'année, afin de se souvenir des sacrifices consentis et de nourrir l'espoir d'un avenir où les aspirations tamoules seraient reconnues et respectées.</text:p>
      <text:p text:style-name="P25"/>
      <text:p text:style-name="P23">Après le retrait de l'IPKF, le 21 mai 1991, lors d'un rassemblement électoral à Sriperumbudur, au Tamil Nadu, Rajiv Gandhi a été assassiné par une femme nommée Thenmozhi Rajaratnam, alias Dhanu, soupçonnée d'être membre du LTTE. L'attaque suicide s'est produit lorsque Dhanu s'est approchée de Rajiv Gandhi pour lui faire la révérence, déclenchant une explosion à laquelle plusieurs personnes ont perdu la vie, y compris Rajiv Gandhi. Cet assassinat a été attribué au LTTE et a eu un impact significatif sur l'Inde et le Sri Lanka à ce moment-là. Les réactions de Prabhakaran et d'Anton Balasingham, proche conseiller de Prabhakaran et porte-parole du LTTE, concernant la mort de Rajiv Gandhi ont été diverses. Prabhakaran n'a jamais publiquement admis ou nié la responsabilité directe de l'organisation dans l'assassinat de Rajiv Gandhi. Cependant, le LTTE a été largement accusé et considéré comme responsable de cet acte. Prabhakaran, connu pour sa discrétion dans les médias, n'a pas explicitement commenté l'incident. Anton Balasingham, en tant que porte-parole du LTTE, a également adopté une position évasive concernant l'implication du LTTE dans l'assassinat. Il a souvent exprimé des condoléances à la famille de Rajiv Gandhi tout en <text:soft-page-break/>évitant de confirmer ou de nier directement la responsabilité du LTTE. Il est important de noter que malgré les accusations et les preuves potentielles reliant le LTTE à l'assassinat, l'organisation n'a jamais officiellement reconnu sa responsabilité. Les commentaires publics de Prabhakaran et Balasingham sur cette question étaient souvent vagues et évitaient de confirmer ou de nier l'implication directe du LTTE dans cet événement tragique.</text:p>
      <text:p text:style-name="P23"/>
      <text:p text:style-name="P23"/>
      <text:p text:style-name="P23"/>
      <text:p text:style-name="P25">Entre 1990 et 1995, le Sri Lanka a été confronté à une période de conflit intense entre le LTTE et le gouvernement srilankais, marquée par plusieurs événements majeurs.</text:p>
      <text:p text:style-name="P25">Tout a commencé avec l'accord de cessez-le-feu de 1990, issu de l'Accord de Paix Indo-Lanka signé en 1987 entre l'Inde et le Sri Lanka. Cet accord visait à apaiser les tensions en accordant une certaine autonomie aux provinces à majorité tamoule en échange de la fin de la rébellion armée. Malheureusement, des violations ont surgi des deux côtés, et en 1993, le LTTE a déclaré l'accord invalide, reprochant au gouvernement de ne pas respecter ses engagements.</text:p>
      <text:p text:style-name="P25">Cette période a également été marquée par l'assassinat du président srilankais Ranasinghe Premadasa en 1993.<text:span text:style-name="T21"> Bien que le LTTE n'ait pas revendiqué cet acte, certains membres de la communauté cinghalaise en soupçonnent d'être l'auteur. Après le décès de Premadasa , c'est ensuite Chandrika Kumaratnuga , une membre du Sri Lanka Freedom Party, qui a été élue présidente.</text:span></text:p>
      <text:p text:style-name="P25">La rupture de l'accord de cessez-le-feu a entraîné une escalade des combats. Les affrontements entre le LTTE et les forces gouvernementales ont repris avec vigueur, notamment dans les zones à prédominance tamoule du nord et de l'est du pays. Cette reprise des hostilités a causé d'importantes pertes humaines des deux côtés et a plongé la population civile dans une situation de souffrance et d'insécurité croissantes.</text:p>
      <text:p text:style-name="P28"><text:span text:style-name="T8">Juillet 1995 est encore un très triste événement pour la communauté tamoule. En effet dans le village de Navaly à Jaffna , il y avait beaucoup de tamouls dans l'église catholique Saint-Pierre et Sain-Paul et dans le temple hindou </text:span><text:span text:style-name="T4">Sri Kathirgama Murugan</text:span><text:span text:style-name="T8">. Ces derniers s'étaient réfugiés pour se mettre à l'abri de la guerre. D'après plusieurs survivants , le 9 juillet dans l'après midi , un avion de l'armée sri-lankaise a bombardé ces deux lieux , faisant au moins une centaine de morts et plusieurs blessés. Ce massacre est vraiment triste car beaucoup d'innocents tamils ont soufferts. La présidente du Sri Lanka , Chandrika Kumaratunga a nié la responsabilité de l'armée sri-lankaise dans ce massacre, alors que plusieurs enquêtes indépendantes confirment le contraire.</text:span></text:p>
      <text:p text:style-name="P25"/>
      <text:p text:style-name="P21">Malheureusement la souffrance de la population civile ne s'est pas arrêtée à là. En septembre 1995, le gouvernement sri-lankais a établi des mesures d'urgences qui permettent la censure sur les articles de guerre. Un ou plusieurs membres du gouvernement devaient analyser les articles avant d'autoriser les médias à les publier. Le 22 septembre l'armée sri-lankaise bombarde l'école Nagarkovil Maha Vidyalayam à Jaffna. Il y avait 750 enfants dans l'école en <text:soft-page-break/>pause déjeuner à ce moment là. Le bilan des frappes aériennes est terrible car il fait état de 71 morts et 150 blessés. De plus concernant les blessés beaucoup d'enfants ont été amputés , se retrouvant ainsi en situation de handicap. La Croix-Rouge internationale à visité les lieux et la scène est dramatique. Des traces de sang, des morceaux de chair humaine et des manuels scolaires ont été retrouvés d'après plusieurs rapports de presse.</text:p>
      <text:p text:style-name="P25"/>
      <text:p text:style-name="P25">En octobre 1995, le gouvernement sri-lankais a lancé l'opération Riviresa, une vaste offensive militaire pour reprendre le contrôle des territoires tenus par le LTTE, principalement dans le nord du pays. Cette offensive a marqué un tournant dans le conflit, marquant une escalade majeure des hostilités.</text:p>
      <text:p text:style-name="P25">Ainsi, ces années ont été caractérisées par une série d'événements tumultueux, des tentatives infructueuses pour maintenir la paix et une escalade du conflit entre le LTTE et le gouvernement sri-lankais, jetant les bases de développements ultérieurs tragiques dans l'histoire du Sri Lanka.</text:p>
      <text:p text:style-name="P38"><text:span text:style-name="T34">Pendant ces années là , l'armée sri-lankaise a continué de tuer volontairement des innocents civils tamouls. En effet par exemple le 11 février 1996 des membres de l'armée sri-lankaise se sont introduis dans le village tamoul de Kumarapuram et ont tué 26 personnes. <text:s/></text:span></text:p>
      <text:p text:style-name="P25">Ensuite en <text:s/>1997, malgré les pourparlers initiés par la Norvège pour parvenir à un accord de paix, les efforts de médiation n'ont pas abouti à une résolution durable du conflit.</text:p>
      <text:p text:style-name="P25">Cette période a <text:span text:style-name="T21">donc </text:span>été marquée par la persistance des affrontements armés malgré des initiatives de médiation et des tentatives de résolution pacifique. Le conflit entre le LTTE et le gouvernement sri-lankais est resté dans une impasse, sans perspective claire d'une résolution durable.</text:p>
      <text:p text:style-name="P25"/>
      <text:p text:style-name="P25"/>
      <text:p text:style-name="P25"/>
      <text:p text:style-name="P25">EN PLUS ;</text:p>
      <text:p text:style-name="P25">Captain Pandithar</text:p>
      <text:p text:style-name="P25">Major Sothiya</text:p>
      <text:p text:style-name="P25">Trinco 5</text:p>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Chapitre : La Diaspora Tamoule à Travers le Monde**</text:p>
      <text:p text:style-name="P25"/>
      <text:p text:style-name="P25">La diaspora tamoule, dispersée à travers le monde, incarne une richesse culturelle et une diversité d'expériences. Ce chapitre examine la présence et l'influence de la diaspora tamoule dans différents pays, mettant en lumière ses contributions et les défis rencontrés dans des contextes variés.</text:p>
      <text:p text:style-name="P25"/>
      <text:p text:style-name="P25">En France, la diaspora tamoule joue un rôle central dans la préservation de la culture tamoule. Elle contribue de manière significative à la vie sociale et économique du pays, avec des associations culturelles et des événements festifs qui témoignent de cette préservation culturelle. Un élément notable de cette expérience en France réside dans le fait que beaucoup de membres de la diaspora tamoule ne connaissaient pas la langue française à leur arrivée, contrairement aux Tamils de Pondichéry <text:span text:style-name="T21">(une ville du Tamil Nadu),</text:span> qui peuvent souvent avoir une familiarité avec le français. Malgré cette barrière linguistique initiale, la diaspora tamoule a su se débrouiller et s'intégrer avec succès, démontrant ainsi sa résilience et sa capacité d'adaptation.</text:p>
      <text:p text:style-name="P25"/>
      <text:p text:style-name="P25">La diaspora tamoule au Canada a une histoire de migration qui a commencé dans les années 1940 et 1950, avec les premiers arrivants cherchant des opportunités éducatives et professionnelles. Principalement présente à Toronto, Vancouver, Montréal et Ottawa, la communauté tamoule contribue à la diversité culturelle du pays. Les traditions tamoules sont préservées à travers des temples, associations culturelles et festivals comme Pongal, Deepavali et Thaipusam, célébrés pour partager la culture avec la société canadienne.Engagée dans des activités communautaires et éducatives, la diaspora tamoule a créé des organisations caritatives soutenant les nouveaux arrivants et encourageant l'autonomisation des jeunes.Malgré les défis d'adaptation culturelle et linguistique, la résilience de la communauté tamoule se manifeste dans ses succès professionnels et ses contributions économiques, enrichissant la diversité canadienne.</text:p>
      <text:p text:style-name="P25"/>
      <text:p text:style-name="P25">Au-delà de ces <text:s/>pays, la diaspora tamoule s'étend à d'autres pays du globe.</text:p>
      <text:p text:style-name="P25"/>
      <text:p text:style-name="P25"/>
      <text:p text:style-name="P25"/>
      <text:p text:style-name="P25"/>
      <text:p text:style-name="P25"/>
      <text:p text:style-name="P25"/>
      <text:p text:style-name="P25"><text:soft-page-break/></text:p>
      <text:p text:style-name="P25"/>
      <text:p text:style-name="P25">Dans la mosaïque culturelle du Sri Lanka, les mariages entre Tamouls et Cinghalais sont fréquents malgré les différences linguistiques et culturelles. <text:span text:style-name="T21">Cependant</text:span> la bilinguisme est répandu, facilitant la communication entre les couples. Les différences religieuses sont également présentes. <text:span text:style-name="T21">Nous avons vu que</text:span> <text:s/>la majorité des Cinghalais sont bouddhistes, tandis que la plupart des Tamouls sont hindous, bien qu'il y ait des chrétiens dans les deux groupes. Les mariages interreligieux, bien que parfois complexes, montrent la capacité des couples à surmonter ces différences. L'acceptation sociale de ces mariages peut varier selon les régions et les mentalités locales, mais elle tend à s'améliorer avec le temps. Chaque couple mixte crée son propre récit en fusionnant les coutumes des deux communautés lors des célébrations de mariage. Les enfants issus de ces unions vivent une dualité culturelle, exposés aux deux héritages de leurs parents. Cette dualité peut être à la fois enrichissante et difficile, car les enfants jonglent avec deux langues, deux religions et deux ensembles de traditions. <text:span text:style-name="T21">Certains successeurs choisissent donc l'une des deux cultures tandis que d'autres fusionnent les deux en apprenant le tamoul et le cinghalais. La question des fêtes est aussi importante. Certaines familles mixtes célèbrent donc les fêtes importantes pour les deux communautés comme le Thai Pongal chez les Tamouls et Vesak chez les Cinghalais. Certaines familles de culture mixte honorent donc l'héritage des deux communautés. Il est également évident qu'il y a moins de barrières dans les mariages entre Tamouls et Cinghalais de confession chrétienne. <text:s/></text:span>Chaque mariage entre Tamouls et Cinghalais est unique, façonné par l'éducation, les valeurs individuelles et la volonté de compromis. Ces histoires d'amour montrent que les liens profonds peuvent être créés au-delà des différences ethniques apparente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3">Cher lecteur , dans ce livre consacré aux tamouls de l'Eelam nous avons vu les malheureux événements qu'a subie la population tamoule. Partout dans le monde , il y a plusieurs groupes ethniques qui vivent des situations plus ou moins similaires. Dans ce dernier chapitre pour approfondir je vous propose donc de parler de certains de ces différents groupes ethniques. <text:s/></text:p>
      <text:p text:style-name="P25"><text:span text:style-name="T21">Commençons d'abord par le peuple kurde.</text:span> Les Tamouls de l'Eelam et les Kurdes se distinguent en tant que deux groupes ethniques distincts, partageant des similitudes marquées dans leur histoire et leurs revendications territoriales. Les Tamouls de l'Eelam, tout comme les Kurdes, possèdent des langues, des cultures et des identités uniques qui se démarquent nettement des populations environnantes.</text:p>
      <text:p text:style-name="P25">Ces deux groupes ont des aspirations territoriales, cherchant à établir un État ou une autonomie dans des régions spécifiques où ils sont historiquement enracinés. <text:span text:style-name="T21">Nous avons vu que les Tamouls de l'Eelam revendiquent le Tamil Eelam</text:span>, tandis que les Kurdes aspirent à une autonomie ou à la création d'un État dans des zones de Turquie, d'Irak, d'Iran et de Syrie.</text:p>
      <text:p text:style-name="P25">Les Tamouls de l'Eelam et les Kurdes ont été impliqués dans des conflits internes avec les gouvernements de leurs pays respectifs, luttant souvent pour une plus grande autonomie ou des droits politiques pour leur communauté. Leur désir commun est de gouverner leurs propres territoires, avec des revendications d'indépendance ou d'autonomie politique fréquemment exprimées.</text:p>
      <text:p text:style-name="P25">Ces deux groupes ont également partagé des expériences d'oppression, de discrimination et de marginalisation de la part des gouvernements et des populations majoritaires de leurs pays respectifs <text:span text:style-name="T21">bien</text:span> que chaque groupe possède ses propres particularités historiques, culturelles et politiques distinctes. <text:span text:style-name="T21">Il y a eu même eu en France et dans d'autres pays d'Europe , des évènements où les diasporas tamoules et kurdes ont manifesté ensemble pour se soutenir. Cela montre que même avec des cultures différentes plusieurs personnes peuvent s'entraider. </text:span></text:p>
      <text:p text:style-name="P23"/>
      <text:p text:style-name="P25">Intéressons nous maintenant aux Palestiniens, un groupe ethnique ancré dans les territoires de la Cisjordanie et de la bande de Gaza. <text:span text:style-name="T21">Ces derniers </text:span>sont au cœur du conflit israélo-palestinien qui traverse des décennies d'histoire tourmentée. Depuis la création de l'État d'Israël en 1948, de nombreux Palestiniens ont été déplacés, donnant lieu à des réfugiés et des diasporas marquantes. Les Palestiniens revendiquent ardemment leur droit à l'autodétermination, aspirant à la création d'un État palestinien indépendant. Les négociations de paix sont constamment enlisées, en particulier en raison de questions cruciales telles que le statut de Jérusalem et le sort des réfugiés palestiniens. La Cisjordanie subit une occupation israélienne, marquée par la construction de colonies, engendrant des tensions et des violations des droits de l'homme. Parallèlement, la bande de Gaza est soumise à un blocus strict, et les conflits armés périodiques ont des conséquences dévastatrices sur la population civile.</text:p>
      <text:p text:style-name="P25"><text:soft-page-break/></text:p>
      <text:p text:style-name="P25"><text:span text:style-name="T21">Il y a ensuite les Ouïghours</text:span>, un groupe ethnique turcophone principalement musulman, <text:span text:style-name="T21">qui réside </text:span>dans la région autonome du Xinjiang, en Chine <text:span text:style-name="T21">et qui fait</text:span> face à des défis épineux. Le gouvernement chinois est accusé de mener une répression systématique contre les Ouïghours, avec des allégations de détentions massives, de violations des droits de l'homme et de travail forcé, tout en cherchant à éradiquer la pratique de la religion et de la culture ouïghoure.</text:p>
      <text:p text:style-name="P25">Les Ouïghours ont été témoins de la création de camps de rééducation, des lieux de détention massifs que la Chine qualifie de centres de formation professionnelle. La diaspora ouïghoure, répartie dans le monde entier, joue un rôle crucial en sensibilisant aux problèmes auxquels font face leurs compatriotes et en plaidant pour des actions internationales contre la répression en Chine.</text:p>
      <text:p text:style-name="P25">Ces histoires trouvent des échos dans les luttes des Tamouls de l'Eelam qui ont également cherché à préserver leur identité culturelle et à obtenir la reconnaissance de leurs droits politiques. Comme les Palestiniens et les Ouïghours, les Tamouls de l'Eelam ont été confrontés à des défis tels que les déplacements forcés, les conflits armés et la recherche de l'autodétermination. Ces expériences communes soulignent la nécessité d'une compréhension globale des droits de l'homme et du respect des diversités culturelles pour promouvoir une paix durable.</text:p>
      <text:p text:style-name="P25"/>
      <text:p text:style-name="P25"><text:span text:style-name="T21">Cher lecteur,</text:span> les exemples des Kurdes, des Ouïghours et des Palestiniens illustrent la diversité des luttes pour la préservation culturelle et la quête de droits politiques à travers le monde. Ces peuples partagent des expériences poignantes, mais il est important de souligner qu'ils ne sont qu'un échantillon parmi une multitude de groupes ethniques qui ont façonné l'histoire humaine. Au fil des époques, d'autres peuples, tels que les Tibétains, les Kashmiris, les Amazighs (Berbères), les Rohingyas, les Samis, et bien d'autres, ont également été confrontés à des défis similaires, chacun apportant sa contribution unique à la mosaïque complexe des luttes pour l'identité et la justice. Cette diversité de récits souligne l'importance de comprendre les enjeux culturels et politiques à travers un prisme global, transcendant les frontières et les épo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pakan Sriranjan</meta:initial-creator>
    <meta:creation-date>2023-11-30T21:17:04.46</meta:creation-date>
    <dc:date>2024-02-11T15:11:12.83</dc:date>
    <meta:editing-duration>P2DT16H14M9S</meta:editing-duration>
    <meta:editing-cycles>145</meta:editing-cycles>
    <meta:generator>OpenOffice/4.1.8$Win32 OpenOffice.org_project/418m3$Build-9803</meta:generator>
    <dc:creator>Thipakan Sriranjan</dc:creator>
    <meta:document-statistic meta:table-count="0" meta:image-count="0" meta:object-count="0" meta:page-count="21" meta:paragraph-count="116" meta:word-count="6885" meta:character-count="43997"/>
  </office:meta>
</office:document-meta>
</file>